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418" officeooo:paragraph-rsid="0001e418"/>
    </style:style>
    <style:style style:name="P2" style:family="paragraph" style:parent-style-name="Standard">
      <style:text-properties officeooo:rsid="0003bb14" officeooo:paragraph-rsid="0003bb14"/>
    </style:style>
    <style:style style:name="P3" style:family="paragraph" style:parent-style-name="Standard">
      <style:text-properties style:text-underline-style="solid" style:text-underline-width="auto" style:text-underline-color="font-color" officeooo:rsid="0001e418" officeooo:paragraph-rsid="0001e418"/>
    </style:style>
    <style:style style:name="T1" style:family="text">
      <style:text-properties officeooo:rsid="0003bb14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 functions (to use them type game.functionName):</text:p>
      <text:p text:style-name="P1"/>
      <text:p text:style-name="P1">loadGameOver() → loads the “game over” text</text:p>
      <text:p text:style-name="P1">loadGameStart() → loads the images for the initial splash screen</text:p>
      <text:p text:style-name="P1">loadBackground(string) → sets the background (options: “night” “day”)</text:p>
      <text:p text:style-name="P1">loadBird(string) → loads the bird images (options: “red” “yellow” “blue”)</text:p>
      <text:p text:style-name="P1">loadWalls() → load the pipe images</text:p>
      <text:p text:style-name="P1"/>
      <text:p text:style-name="P1">nameScreen(string) → sets the name of the window title</text:p>
      <text:p text:style-name="P1">playSound(string) → <text:s/>plays a sound (options: “die” “hit” “point” “swoosh” “wing”)</text:p>
      <text:p text:style-name="P1">getClock → returns a clock time so the computer can keep track of things</text:p>
      <text:p text:style-name="P1"/>
      <text:p text:style-name="P1">updateWalls(int) → sets how fast the walls move</text:p>
      <text:p text:style-name="P1"><text:span text:style-name="T1">birdJump</text:span>() → moves the bird sprite</text:p>
      <text:p text:style-name="P1">flap() → updates the screen and bird images</text:p>
      <text:p text:style-name="P1">birdNotDead() → returns True if the bird is alive</text:p>
      <text:p text:style-name="P1">birdOffScreen() → returns True if the bird is out of screen bounds</text:p>
      <text:p text:style-name="P2">wallPassed() → returns True if the bird has passed a wall</text:p>
      <text:p text:style-name="P2">checkHitBottomPipe() → returns True if the bird touches the bottom pipe</text:p>
      <text:p text:style-name="P2">checkHitTopPipe() → returns True if the bird touches the top pipe</text:p>
      <text:p text:style-name="P1"/>
      <text:p text:style-name="P3"/>
      <text:p text:style-name="P3">Non-Class Functions (to use them just type the name):</text:p>
      <text:p text:style-name="P3"/>
      <text:p text:style-name="P1">checkWhichButtonsPressed() → returns a list of the user inputs</text:p>
      <text:p text:style-name="P1">escapePressed(list) → checks if escape is a button pressed in the given list</text:p>
      <text:p text:style-name="P1">mouseClick(list) → checks if a mouse click is in the given list</text:p>
      <text:p text:style-name="P1">checkForStart(game) → given a game, checks if a user clicks to start</text:p>
      <text:p text:style-name="P2">closeGame() → exits the program</text:p>
      <text:p text:style-name="P2">newGameCheck(game) → if game is over check to restart</text:p>
      <text:p text:style-name="P2">updateScoreDisplay(game) → refreshes the score on screen to match with game.score</text:p>
      <text:p text:style-name="P2">updateScreen() → refreshes the entire scree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2:40:30.900641195</meta:creation-date>
    <dc:date>2018-05-25T22:55:36.337732300</dc:date>
    <meta:editing-duration>PT4M25S</meta:editing-duration>
    <meta:editing-cycles>1</meta:editing-cycles>
    <meta:document-statistic meta:table-count="0" meta:image-count="0" meta:object-count="0" meta:page-count="1" meta:paragraph-count="26" meta:word-count="244" meta:character-count="1506" meta:non-whitespace-character-count="1287"/>
    <meta:generator>LibreOffice/5.1.6.2$Linux_X86_64 LibreOffice_project/10m0$Build-2</meta:generator>
  </office:meta>
</office:document-meta>
</file>